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1.9083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0.3575in" fo:break-before="auto" style:use-optimal-row-height="false"/>
    </style:style>
    <style:style style:name="ro16" style:family="table-row">
      <style:table-row-properties style:row-height="0.4862in" fo:break-before="auto" style:use-optimal-row-height="false"/>
    </style:style>
    <style:style style:name="ro17" style:family="table-row">
      <style:table-row-properties style:row-height="0.9646in" fo:break-before="auto" style:use-optimal-row-height="false"/>
    </style:style>
    <style:style style:name="ro18" style:family="table-row">
      <style:table-row-properties style:row-height="1.0075in" fo:break-before="auto" style:use-optimal-row-height="false"/>
    </style:style>
    <style:style style:name="ro19" style:family="table-row">
      <style:table-row-properties style:row-height="0.3882in" fo:break-before="auto" style:use-optimal-row-height="false"/>
    </style:style>
    <style:style style:name="ro20"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89" style:family="table-cell" style:parent-style-name="Default">
      <style:table-cell-properties fo:background-color="#ff8000" style:text-align-source="fix" style:repeat-content="false"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3" table:default-cell-style-name="ce16"/>
        <table:table-row table:style-name="ro1">
          <table:table-cell table:style-name="ce1" office:value-type="string" calcext:value-type="string">
            <text:p>Interface</text:p>
          </table:table-cell>
          <table:table-cell table:number-columns-repeated="1023"/>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4"/>
        </table:table-row>
        <table:table-row table:style-name="ro3">
          <table:table-cell table:style-name="ce3" office:value-type="string" calcext:value-type="string">
            <text:p>ST_BL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5"/>
        </table:table-row>
        <table:table-row table:style-name="ro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output</text:p>
          </table:table-cell>
          <table:table-cell table:style-name="ce19" office:value-type="string" calcext:value-type="string">
            <text:p>ready to accept(1)</text:p>
            <text:p>Refuse(0)</text:p>
          </table:table-cell>
          <table:table-cell table:style-name="ce13" office:value-type="string" calcext:value-type="string">
            <text:p>1 bit</text:p>
          </table:table-cell>
          <table:table-cell table:style-name="ce4"/>
          <table:table-cell table:number-columns-repeated="1017"/>
        </table:table-row>
        <table:table-row table:style-name="ro5">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input</text:p>
          </table:table-cell>
          <table:table-cell table:style-name="ce19" office:value-type="string" calcext:value-type="string">
            <text:p>output is occur(1)</text:p>
            <text:p>output is in-compute or dropped(0). </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7">
          <table:table-cell table:style-name="ce3" office:value-type="string" calcext:value-type="string">
            <text:p>BC_COMMIT</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7"/>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string" calcext:value-type="string">
            <text:p>1 bit</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string" calcext:value-type="string">
            <text:p>1 bit</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8"/>
        </table:table-row>
        <table:table-row table:style-name="ro8">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string" calcext:value-type="string">
            <text:p>1 bit</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table:formula="of:=[.F43]" office:value-type="string" office:string-value="TP1" calcext:value-type="string">
            <text:p>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BLK</text:p>
          </table:table-cell>
          <table:table-cell table:number-columns-repeated="4"/>
          <table:table-cell table:style-name="ce13" office:value-type="string" calcext:value-type="string">
            <text:p>G</text:p>
          </table:table-cell>
          <table:table-cell table:number-columns-repeated="1018"/>
        </table:table-row>
        <table:table-row table:style-name="ro10">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string" calcext:value-type="string">
            <text:p>1 bit</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string" calcext:value-type="string">
            <text:p>1 bit</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string" calcext:value-type="string">
            <text:p>1 bit</text:p>
          </table:table-cell>
          <table:table-cell table:number-columns-repeated="1018"/>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QUEUE</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style-name="ce4"/>
          <table:table-cell table:style-name="ce24" office:value-type="string" calcext:value-type="string" table:number-columns-spanned="1" table:number-rows-spanned="2">
            <text:p>input</text:p>
          </table:table-cell>
          <table:table-cell table:style-name="ce24" office:value-type="string" calcext:value-type="string">
            <text:p>logic</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string" calcext:value-type="string">
            <text:p>1 bit</text:p>
          </table:table-cell>
          <table:table-cell table:number-columns-repeated="1018"/>
        </table:table-row>
        <table:table-row table:style-name="ro9">
          <table:table-cell table:style-name="ce4"/>
          <table:covered-table-cell table:style-name="ce24"/>
          <table:table-cell table:style-name="ce24" office:value-type="string" calcext:value-type="string">
            <text:p>logic</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string" calcext:value-type="string">
            <text:p>1 bit</text:p>
          </table:table-cell>
          <table:table-cell table:number-columns-repeated="1018"/>
        </table:table-row>
        <table:table-row table:style-name="ro9">
          <table:table-cell/>
          <table:table-cell table:style-name="ce19" office:value-type="string" calcext:value-type="string" table:number-columns-spanned="1" table:number-rows-spanned="5">
            <text:p>output</text:p>
          </table:table-cell>
          <table:table-cell table:style-name="ce19" office:value-type="string" calcext:value-type="string">
            <text:p>logic</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string" calcext:value-type="string">
            <text:p>1 bit</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string" calcext:value-type="string">
            <text:p>1 bit</text:p>
          </table:table-cell>
          <table:table-cell table:number-columns-repeated="1018"/>
        </table:table-row>
        <table:table-row table:style-name="ro3">
          <table:table-cell/>
          <table:covered-table-cell table:style-name="ce19"/>
          <table:table-cell table:style-name="ce19" office:value-type="string" calcext:value-type="string">
            <text:p>logic</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string" calcext:value-type="string">
            <text:p>1 bit</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string" calcext:value-type="string">
            <text:p>1 bit</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1">
          <table:table-cell table:style-name="ce3" office:value-type="string" calcext:value-type="string">
            <text:p>STRUCTURE_DYNQUEUE</text:p>
          </table:table-cell>
          <table:table-cell table:style-name="ce16"/>
          <table:table-cell table:number-columns-repeated="3"/>
          <table:table-cell table:style-name="ce1" office:value-type="string" calcext:value-type="string">
            <text:p>UNUSED</text:p>
          </table:table-cell>
          <table:table-cell table:number-columns-repeated="1018"/>
        </table:table-row>
        <table:table-row table:style-name="ro11">
          <table:table-cell table:style-name="ce3"/>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9"/>
        </table:table-row>
        <table:table-row table:style-name="ro9">
          <table:table-cell table:style-name="ce5"/>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9"/>
        </table:table-row>
        <table:table-row table:style-name="ro3">
          <table:table-cell/>
          <table:table-cell table:style-name="ce9"/>
          <table:table-cell table:style-name="ce3" office:value-type="string" calcext:value-type="string">
            <text:p>Structure_Queue</text:p>
          </table:table-cell>
          <table:table-cell table:style-name="ce34"/>
          <table:table-cell table:style-name="ce9"/>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8"/>
        </table:table-row>
        <table:table-row table:style-name="ro12">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string" calcext:value-type="string">
            <text:p>1 bit</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index_input</text:p>
          </table:table-cell>
          <table:table-cell table:style-name="ce24" table:formula="of:=[$core_interface.F15]" office:value-type="string" office:string-value="G" calcext:value-type="string">
            <text:p>G</text:p>
          </table:table-cell>
          <table:table-cell table:number-columns-repeated="1019"/>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9"/>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PC</text:p>
          </table:table-cell>
          <table:table-cell table:number-columns-repeated="4"/>
          <table:table-cell table:style-name="ce13" office:value-type="string" calcext:value-type="string">
            <text:p>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office:value-type="string" calcext:value-type="string">
            <text:p>I_BL_ARC_PC</text:p>
          </table:table-cell>
          <table:table-cell table:number-columns-repeated="1018"/>
        </table:table-row>
        <table:table-row table:style-name="ro1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6"/>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ARC_INSTR</text:p>
          </table:table-cell>
          <table:table-cell table:number-columns-repeated="2"/>
          <table:table-cell table:style-name="ce37"/>
          <table:table-cell/>
          <table:table-cell table:style-name="ce13" office:value-type="string" calcext:value-type="string">
            <text:p>TR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office:value-type="string" calcext:value-type="string">
            <text:p>D_BL_ARC_INSTR</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MARC_INSTR</text:p>
          </table:table-cell>
          <table:table-cell table:number-columns-repeated="4"/>
          <table:table-cell table:style-name="ce13" office:value-type="string" calcext:value-type="string">
            <text:p>TM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string" calcext:value-type="string">
            <text:p>1 bit</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string" calcext:value-type="string">
            <text:p>1 bit</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office:value-type="string" calcext:value-type="string">
            <text:p>I_BL_MARC_C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office:value-type="string" calcext:value-type="string">
            <text:p>I_BL_MARC_PIP</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office:value-type="string" calcext:value-type="string">
            <text:p>D_BL_MARC_OP</text:p>
          </table:table-cell>
          <table:table-cell table:number-columns-repeated="1018"/>
        </table:table-row>
        <table:table-row table:style-name="ro9">
          <table:table-cell/>
          <table:table-cell table:style-name="ce19"/>
          <table:table-cell table:style-name="ce19" table:formula="of:=[.A43]" office:value-type="string" office:string-value="TF_PC" calcext:value-type="string">
            <text:p>TF_PC</text:p>
          </table:table-cell>
          <table:table-cell table:style-name="ce29" office:value-type="string" calcext:value-type="string">
            <text:p>PC</text:p>
          </table:table-cell>
          <table:table-cell table:style-name="ce19" office:value-type="string" calcext:value-type="string">
            <text:p>for transfer program counter and privilege.</text:p>
          </table:table-cell>
          <table:table-cell table:style-name="ce13" office:value-type="string"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PREG</text:p>
          </table:table-cell>
          <table:table-cell table:number-columns-repeated="4"/>
          <table:table-cell table:style-name="ce13" office:value-type="string" calcext:value-type="string">
            <text:p>G</text:p>
          </table:table-cell>
          <table:table-cell table:number-columns-repeated="1018"/>
        </table:table-row>
        <table:table-row table:style-name="ro14">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CREG</text:p>
          </table:table-cell>
          <table:table-cell table:number-columns-repeated="4"/>
          <table:table-cell table:style-name="ce13" office:value-type="string" calcext:value-type="string">
            <text:p>G</text:p>
          </table:table-cell>
          <table:table-cell table:number-columns-repeated="1018"/>
        </table:table-row>
        <table:table-row table:style-name="ro14">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6">
          <table:table-cell table:style-name="ce3" office:value-type="string" calcext:value-type="string">
            <text:p>COM_REGMNG_CALL</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string" calcext:value-type="string">
            <text:p>1 bit</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7">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string" calcext:value-type="string">
            <text:p>1 bit</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string" calcext:value-type="string">
            <text:p>1 bit</text:p>
          </table:table-cell>
          <table:table-cell table:number-columns-repeated="1018"/>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string" calcext:value-type="string">
            <text:p>1 bit</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3">
          <table:table-cell table:style-name="ce3" office:value-type="string" calcext:value-type="string">
            <text:p>COM_ROB_INIT</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string" calcext:value-type="string">
            <text:p>1 bit</text:p>
          </table:table-cell>
          <table:table-cell table:number-columns-repeated="1018"/>
        </table:table-row>
        <table:table-row table:style-name="ro9">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string" calcext:value-type="string">
            <text:p>1 bit</text:p>
          </table:table-cell>
          <table:table-cell table:number-columns-repeated="1018"/>
        </table:table-row>
        <table:table-row table:style-name="ro14">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6">
          <table:table-cell table:style-name="ce3" office:value-type="string" calcext:value-type="string">
            <text:p>CMD_COMMIT_DIRECTOR</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3"/>
        </table:table-row>
        <table:table-row table:style-name="ro3">
          <table:table-cell table:style-name="ce16"/>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string" calcext:value-type="string">
            <text:p>1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string" calcext:value-type="string">
            <text:p>2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string" calcext:value-type="string">
            <text:p>3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string" calcext:value-type="string">
            <text:p>4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string" calcext:value-type="string">
            <text:p>5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ROB_FILL</text:p>
          </table:table-cell>
          <table:table-cell table:number-columns-repeated="4"/>
          <table:table-cell office:value-type="string" calcext:value-type="string">
            <text:p>CMF</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office:value-type="string" calcext:value-type="string">
            <text:p>I_BL_EX_PIP</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8"/>
        </table:table-row>
        <table:table-row table:style-name="ro3">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ROB_FILL</text:p>
          </table:table-cell>
          <table:table-cell table:number-columns-repeated="4"/>
          <table:table-cell table:style-name="ce13" office:value-type="string" calcext:value-type="string">
            <text:p>ERF1</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office:value-type="string" calcext:value-type="string">
            <text:p>I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office:value-type="string" calcext:value-type="string">
            <text:p>I_BL_TRAPC</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1">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18">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3">
            <text:p>CORE_CONTROL_FLOW</text:p>
          </table:table-cell>
          <table:table-cell table:formula="of:=[.D103]"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4]"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covered-table-cell/>
          <table:table-cell table:formula="of:=[.D105]"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5]"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101]" office:value-type="string" office:string-value="CORE_CONTROL_FLOW" calcext:value-type="string" table:number-columns-spanned="1" table:number-rows-spanned="2">
            <text:p>CORE_CONTROL_FLOW</text:p>
          </table:table-cell>
          <table:table-cell table:formula="of:=[.D106]"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107]"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inf_iss_instr</text:p>
          </table:table-cell>
          <table:table-cell table:formula="of:=[.A13]" office:value-type="string" office:string-value="DECODER" calcext:value-type="string">
            <text:p>DECODER</text:p>
          </table:table-cell>
          <table:table-cell table:formula="of:=[.D15]"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08]"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7]"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19">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ud_preg</text:p>
          </table:table-cell>
          <table:table-cell table:formula="of:=[.A84]" office:value-type="string" office:string-value="ROB" calcext:value-type="string">
            <text:p>ROB</text:p>
          </table:table-cell>
          <table:table-cell table:formula="of:=[.D97]"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office:value-type="string" calcext:value-type="string">
            <text:p>res_call</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style-name="ce4" table:formula="of:=CONCATENATE([.A21];&quot;,&quot;;[.A27];&quot;,&quot;;[.A35];&quot;,&quot;;[.A41])" office:value-type="string" office:string-value="RSV_1,RSV_2,RSV_3,RSV_4" calcext:value-type="string">
            <text:p>RSV_1,RSV_2,RSV_3,RSV_4</text:p>
          </table:table-cell>
          <table:table-cell table:formula="of:=CONCATENATE([.D24];&quot;,&quot;;[.D32];&quot;,&quot;;[.D38];&quot;,&quot;;[.D44])"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commit_direct</text:p>
          </table:table-cell>
          <table:table-cell table:formula="of:=[.A76]" office:value-type="string" office:string-value="REG_MNG" calcext:value-type="string">
            <text:p>REG_MNG</text:p>
          </table:table-cell>
          <table:table-cell table:formula="of:=[.D82]"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0]"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86]"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2]" office:value-type="string" office:string-value="-end-" calcext:value-type="string">
            <text:p>-end-</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47];&quot;,&quot;;[.A50])" office:value-type="string" office:string-value="X,MUL_0" calcext:value-type="string">
            <text:p>X,MUL_0</text:p>
          </table:table-cell>
          <table:table-cell table:formula="of:=CONCATENATE([.D47];&quot;,&quot;;[.D50])"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2]"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3]"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_div</text:p>
          </table:table-cell>
          <table:table-cell table:formula="of:=[.A62]"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_div</text:p>
          </table:table-cell>
          <table:table-cell table:formula="of:=[.A62]"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89]"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2]" office:value-type="string" office:string-value="DIV" calcext:value-type="string">
            <text:p>DIV</text:p>
          </table:table-cell>
          <table:table-cell table:formula="of:=[.D64]"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4]"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5]"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91]"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7]" office:value-type="string" office:string-value="CS" calcext:value-type="string">
            <text:p>CS</text:p>
          </table:table-cell>
          <table:table-cell table:formula="of:=[.D67]"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6]"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7]"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93]"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70];&quot;,&quot;;[.A73])" office:value-type="string" office:string-value="LOADER,STORE" calcext:value-type="string">
            <text:p>LOADER,STORE</text:p>
          </table:table-cell>
          <table:table-cell table:formula="of:=CONCATENATE([.D70];&quot;,&quot;;[.D73])"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1]"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87]"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3]" office:value-type="string" office:string-value="MUL_1" calcext:value-type="string">
            <text:p>MUL_1</text:p>
          </table:table-cell>
          <table:table-cell table:formula="of:=[.D5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0]"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6]" office:value-type="string" office:string-value="MUL_2" calcext:value-type="string">
            <text:p>MUL_2</text:p>
          </table:table-cell>
          <table:table-cell table:formula="of:=[.D56]"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3]"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9]" office:value-type="string" office:string-value="MUL_3" calcext:value-type="string">
            <text:p>MUL_3</text:p>
          </table:table-cell>
          <table:table-cell table:formula="of:=[.D59]"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6]"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88]"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27]" office:value-type="string" office:string-value="RSV_2" calcext:value-type="string" table:number-columns-spanned="1" table:number-rows-spanned="2">
            <text:p>RSV_2</text:p>
          </table:table-cell>
          <table:table-cell table:formula="of:=[.D29]"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36]"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0]"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5]"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2]"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4]"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5]"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8]"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9]"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table:style-name="ce52" office:value-type="string" calcext:value-type="string">
            <text:p>dec</text:p>
          </table:table-cell>
          <table:table-cell table:style-name="ce32" table:formula="of:=[.A13]" office:value-type="string" office:string-value="DECODER" calcext:value-type="string">
            <text:p>DECODER</text:p>
          </table:table-cell>
          <table:table-cell table:formula="of:=[.D17]"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F91]" office:value-type="string" office:string-value="RRR1" calcext:value-type="string">
            <text:p>RRR1</text:p>
          </table:table-cell>
          <table:table-cell office:value-type="string" calcext:value-type="string">
            <text:p>rob</text:p>
          </table:table-cell>
          <table:table-cell table:formula="of:=[.A84]" office:value-type="string" office:string-value="ROB" calcext:value-type="string">
            <text:p>ROB</text:p>
          </table:table-cell>
          <table:table-cell table:formula="of:=[.D98]"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brod_preg</text:p>
          </table:table-cell>
          <table:table-cell table:formula="of:=[.A84]" office:value-type="string" office:string-value="ROB" calcext:value-type="string">
            <text:p>ROB</text:p>
          </table:table-cell>
          <table:table-cell table:formula="of:=[.D97]"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rob_direc</text:p>
          </table:table-cell>
          <table:table-cell table:formula="of:=[.A84]" office:value-type="string" office:string-value="ROB" calcext:value-type="string">
            <text:p>ROB</text:p>
          </table:table-cell>
          <table:table-cell table:formula="of:=[.D99]"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dec_direc</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20]"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1]"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1</text:p>
          </table:table-cell>
          <table:table-cell table:style-name="ce19" table:formula="of:=[.A21]"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x</text:p>
          </table:table-cell>
          <table:table-cell table:style-name="ce19" table:formula="of:=[.A47]"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_data_mul3</text:p>
          </table:table-cell>
          <table:table-cell table:style-name="ce19" table:formula="of:=[.A59]"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2</text:p>
          </table:table-cell>
          <table:table-cell table:style-name="ce23"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div</text:p>
          </table:table-cell>
          <table:table-cell table:style-name="ce23" table:formula="of:=[.A62]"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3</text:p>
          </table:table-cell>
          <table:table-cell table:style-name="ce19" table:formula="of:=[.A35]"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cs</text:p>
          </table:table-cell>
          <table:table-cell table:style-name="ce19" table:formula="of:=[.A67]"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4</text:p>
          </table:table-cell>
          <table:table-cell table:style-name="ce23"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loader</text:p>
          </table:table-cell>
          <table:table-cell table:style-name="ce23" table:formula="of:=[.A70]"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_data_store</text:p>
          </table:table-cell>
          <table:table-cell table:style-name="ce23" table:formula="of:=[.A73]"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F7]" office:value-type="string" office:string-value="G" calcext:value-type="string">
            <text:p>G</text:p>
          </table:table-cell>
          <table:table-cell office:value-type="string" calcext:value-type="string">
            <text:p>st_commit</text:p>
          </table:table-cell>
          <table:table-cell table:formula="of:=[.A101]"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F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F91]" office:value-type="string" office:string-value="RRR1" calcext:value-type="string">
            <text:p>RRR1</text:p>
          </table:table-cell>
          <table:table-cell office:value-type="string" calcext:value-type="string">
            <text:p>instr_init</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F101]" office:value-type="string" office:string-value="G" calcext:value-type="string">
            <text:p>G</text:p>
          </table:table-cell>
          <table:table-cell office:value-type="string" calcext:value-type="string">
            <text:p>instr_drt</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24]" office:value-type="string" office:string-value="MASTER" calcext:value-type="string" table:number-columns-spanned="1" table:number-rows-spanned="2">
            <text:p>MASTER</text:p>
          </table:table-cell>
          <table:table-cell table:formula="of:=[.D124]"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formula="of:=[.D125]"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0">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F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13])" office:value-type="string" office:string-value="st_DECODER" calcext:value-type="string">
            <text:p>st_DECODER</text:p>
          </table:table-cell>
          <table:table-cell table:style-name="ce19" table:formula="of:=[.A13]" office:value-type="string" office:string-value="DECODER" calcext:value-type="string" table:number-columns-spanned="1" table:number-rows-spanned="2">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13])"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21])" office:value-type="string" office:string-value="st_RSV_1" calcext:value-type="string">
            <text:p>st_RSV_1</text:p>
          </table:table-cell>
          <table:table-cell table:style-name="ce23" table:formula="of:=[.A21]"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21])"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27])" office:value-type="string" office:string-value="st_RSV_2" calcext:value-type="string">
            <text:p>st_RSV_2</text:p>
          </table:table-cell>
          <table:table-cell table:style-name="ce19" table:formula="of:=[.A27]"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27])"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35])" office:value-type="string" office:string-value="st_RSV_3" calcext:value-type="string">
            <text:p>st_RSV_3</text:p>
          </table:table-cell>
          <table:table-cell table:style-name="ce23" table:formula="of:=[.A35]"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35])"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41])" office:value-type="string" office:string-value="st_RSV_4" calcext:value-type="string">
            <text:p>st_RSV_4</text:p>
          </table:table-cell>
          <table:table-cell table:style-name="ce19" table:formula="of:=[.A41]"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41])"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76])" office:value-type="string" office:string-value="st_REG_MNG" calcext:value-type="string">
            <text:p>st_REG_MNG</text:p>
          </table:table-cell>
          <table:table-cell table:style-name="ce23" table:formula="of:=[.A76]"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76])"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84])" office:value-type="string" office:string-value="st_ROB" calcext:value-type="string">
            <text:p>st_ROB</text:p>
          </table:table-cell>
          <table:table-cell table:style-name="ce19" table:formula="of:=[.A84]"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84])"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F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01]"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8">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12" table:number-columns-repeated="1018" table:default-cell-style-name="ce5"/>
        <table:table-row table:style-name="ro20">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style-name="ce30" office:value-type="string" calcext:value-type="string">
            <text:p>include1</text:p>
          </table:table-cell>
          <table:table-cell table:style-name="ce30" office:value-type="string" calcext:value-type="string">
            <text:p>include2</text:p>
          </table:table-cell>
          <table:table-cell table:style-name="ce30" office:value-type="string" calcext:value-type="string">
            <text:p>include3</text:p>
          </table:table-cell>
          <table:table-cell table:style-name="ce30" office:value-type="string" calcext:value-type="string">
            <text:p>include4</text:p>
          </table:table-cell>
          <table:table-cell table:style-name="ce30" office:value-type="string" calcext:value-type="string">
            <text:p>include5</text:p>
          </table:table-cell>
          <table:table-cell table:number-columns-repeated="1015"/>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core/&quot;;LOWER([.A3]); &quot;/&quot;)" office:value-type="string" office:string-value="core/instr_page_walker/" calcext:value-type="string">
            <text:p>core/instr_page_walker/</text:p>
          </table:table-cell>
          <table:table-cell table:formula="of:=CONCATENATE([.A3]; &quot;.sv&quot;)" office:value-type="string" office:string-value="INSTR_PAGE_WALKER.sv" calcext:value-type="string">
            <text:p>INSTR_PAGE_WALK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core/&quot;;LOWER([.A4]); &quot;/&quot;)" office:value-type="string" office:string-value="core/instr_loader/" calcext:value-type="string">
            <text:p>core/instr_loader/</text:p>
          </table:table-cell>
          <table:table-cell table:formula="of:=CONCATENATE([.A4]; &quot;.sv&quot;)" office:value-type="string" office:string-value="INSTR_LOADER.sv" calcext:value-type="string">
            <text:p>INSTR_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3]" office:value-type="string" office:string-value="DECODER" calcext:value-type="string">
            <text:p>DECODER</text:p>
          </table:table-cell>
          <table:table-cell table:style-name="ce58" office:value-type="string" calcext:value-type="string">
            <text:p>block</text:p>
          </table:table-cell>
          <table:table-cell table:formula="of:=CONCATENATE(&quot;core/&quot;;LOWER([.A5]); &quot;/&quot;)" office:value-type="string" office:string-value="core/decoder/" calcext:value-type="string">
            <text:p>core/decoder/</text:p>
          </table:table-cell>
          <table:table-cell table:formula="of:=CONCATENATE([.A5]; &quot;.sv&quot;)" office:value-type="string" office:string-value="DECODER.sv" calcext:value-type="string">
            <text:p>DECO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21]" office:value-type="string" office:string-value="RSV_1" calcext:value-type="string">
            <text:p>RSV_1</text:p>
          </table:table-cell>
          <table:table-cell table:style-name="ce58" office:value-type="string" calcext:value-type="string">
            <text:p>block</text:p>
          </table:table-cell>
          <table:table-cell table:formula="of:=CONCATENATE(&quot;core/&quot;;LOWER([.A6]); &quot;/&quot;)" office:value-type="string" office:string-value="core/rsv_1/" calcext:value-type="string">
            <text:p>core/rsv_1/</text:p>
          </table:table-cell>
          <table:table-cell table:formula="of:=CONCATENATE([.A6]; &quot;.sv&quot;)" office:value-type="string" office:string-value="RSV_1.sv" calcext:value-type="string">
            <text:p>RSV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27]" office:value-type="string" office:string-value="RSV_2" calcext:value-type="string">
            <text:p>RSV_2</text:p>
          </table:table-cell>
          <table:table-cell table:style-name="ce58" office:value-type="string" calcext:value-type="string">
            <text:p>block</text:p>
          </table:table-cell>
          <table:table-cell table:formula="of:=CONCATENATE(&quot;core/&quot;;LOWER([.A7]); &quot;/&quot;)" office:value-type="string" office:string-value="core/rsv_2/" calcext:value-type="string">
            <text:p>core/rsv_2/</text:p>
          </table:table-cell>
          <table:table-cell table:formula="of:=CONCATENATE([.A7]; &quot;.sv&quot;)" office:value-type="string" office:string-value="RSV_2.sv" calcext:value-type="string">
            <text:p>RSV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5]" office:value-type="string" office:string-value="RSV_3" calcext:value-type="string">
            <text:p>RSV_3</text:p>
          </table:table-cell>
          <table:table-cell table:style-name="ce58" office:value-type="string" calcext:value-type="string">
            <text:p>block</text:p>
          </table:table-cell>
          <table:table-cell table:formula="of:=CONCATENATE(&quot;core/&quot;;LOWER([.A8]); &quot;/&quot;)" office:value-type="string" office:string-value="core/rsv_3/" calcext:value-type="string">
            <text:p>core/rsv_3/</text:p>
          </table:table-cell>
          <table:table-cell table:formula="of:=CONCATENATE([.A8]; &quot;.sv&quot;)" office:value-type="string" office:string-value="RSV_3.sv" calcext:value-type="string">
            <text:p>RSV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41]" office:value-type="string" office:string-value="RSV_4" calcext:value-type="string">
            <text:p>RSV_4</text:p>
          </table:table-cell>
          <table:table-cell table:style-name="ce58" office:value-type="string" calcext:value-type="string">
            <text:p>block</text:p>
          </table:table-cell>
          <table:table-cell table:formula="of:=CONCATENATE(&quot;core/&quot;;LOWER([.A9]); &quot;/&quot;)" office:value-type="string" office:string-value="core/rsv_4/" calcext:value-type="string">
            <text:p>core/rsv_4/</text:p>
          </table:table-cell>
          <table:table-cell table:formula="of:=CONCATENATE([.A9]; &quot;.sv&quot;)" office:value-type="string" office:string-value="RSV_4.sv" calcext:value-type="string">
            <text:p>RSV_4.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47]" office:value-type="string" office:string-value="X" calcext:value-type="string">
            <text:p>X</text:p>
          </table:table-cell>
          <table:table-cell table:style-name="ce58" office:value-type="string" calcext:value-type="string">
            <text:p>block</text:p>
          </table:table-cell>
          <table:table-cell table:formula="of:=CONCATENATE(&quot;core/&quot;;LOWER([.A10]); &quot;/&quot;)" office:value-type="string" office:string-value="core/x/" calcext:value-type="string">
            <text:p>core/x/</text:p>
          </table:table-cell>
          <table:table-cell table:formula="of:=CONCATENATE([.A10]; &quot;.sv&quot;)" office:value-type="string" office:string-value="X.sv" calcext:value-type="string">
            <text:p>X.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0]" office:value-type="string" office:string-value="MUL_0" calcext:value-type="string">
            <text:p>MUL_0</text:p>
          </table:table-cell>
          <table:table-cell table:style-name="ce58" office:value-type="string" calcext:value-type="string">
            <text:p>block</text:p>
          </table:table-cell>
          <table:table-cell table:formula="of:=CONCATENATE(&quot;core/&quot;;LOWER([.A11]); &quot;/&quot;)" office:value-type="string" office:string-value="core/mul_0/" calcext:value-type="string">
            <text:p>core/mul_0/</text:p>
          </table:table-cell>
          <table:table-cell table:formula="of:=CONCATENATE([.A11]; &quot;.sv&quot;)" office:value-type="string" office:string-value="MUL_0.sv" calcext:value-type="string">
            <text:p>MUL_0.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3]" office:value-type="string" office:string-value="MUL_1" calcext:value-type="string">
            <text:p>MUL_1</text:p>
          </table:table-cell>
          <table:table-cell table:style-name="ce58" office:value-type="string" calcext:value-type="string">
            <text:p>block</text:p>
          </table:table-cell>
          <table:table-cell table:formula="of:=CONCATENATE(&quot;core/&quot;;LOWER([.A12]); &quot;/&quot;)" office:value-type="string" office:string-value="core/mul_1/" calcext:value-type="string">
            <text:p>core/mul_1/</text:p>
          </table:table-cell>
          <table:table-cell table:formula="of:=CONCATENATE([.A12]; &quot;.sv&quot;)" office:value-type="string" office:string-value="MUL_1.sv" calcext:value-type="string">
            <text:p>MUL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6]" office:value-type="string" office:string-value="MUL_2" calcext:value-type="string">
            <text:p>MUL_2</text:p>
          </table:table-cell>
          <table:table-cell table:style-name="ce58" office:value-type="string" calcext:value-type="string">
            <text:p>block</text:p>
          </table:table-cell>
          <table:table-cell table:formula="of:=CONCATENATE(&quot;core/&quot;;LOWER([.A13]); &quot;/&quot;)" office:value-type="string" office:string-value="core/mul_2/" calcext:value-type="string">
            <text:p>core/mul_2/</text:p>
          </table:table-cell>
          <table:table-cell table:formula="of:=CONCATENATE([.A13]; &quot;.sv&quot;)" office:value-type="string" office:string-value="MUL_2.sv" calcext:value-type="string">
            <text:p>MUL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9]" office:value-type="string" office:string-value="MUL_3" calcext:value-type="string">
            <text:p>MUL_3</text:p>
          </table:table-cell>
          <table:table-cell table:style-name="ce58" office:value-type="string" calcext:value-type="string">
            <text:p>block</text:p>
          </table:table-cell>
          <table:table-cell table:formula="of:=CONCATENATE(&quot;core/&quot;;LOWER([.A14]); &quot;/&quot;)" office:value-type="string" office:string-value="core/mul_3/" calcext:value-type="string">
            <text:p>core/mul_3/</text:p>
          </table:table-cell>
          <table:table-cell table:formula="of:=CONCATENATE([.A14]; &quot;.sv&quot;)" office:value-type="string" office:string-value="MUL_3.sv" calcext:value-type="string">
            <text:p>MUL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2]" office:value-type="string" office:string-value="DIV" calcext:value-type="string">
            <text:p>DIV</text:p>
          </table:table-cell>
          <table:table-cell table:style-name="ce58" office:value-type="string" calcext:value-type="string">
            <text:p>block</text:p>
          </table:table-cell>
          <table:table-cell table:formula="of:=CONCATENATE(&quot;core/&quot;;LOWER([.A15]); &quot;/&quot;)" office:value-type="string" office:string-value="core/div/" calcext:value-type="string">
            <text:p>core/div/</text:p>
          </table:table-cell>
          <table:table-cell table:formula="of:=CONCATENATE([.A15]; &quot;.sv&quot;)" office:value-type="string" office:string-value="DIV.sv" calcext:value-type="string">
            <text:p>DIV.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7]" office:value-type="string" office:string-value="CS" calcext:value-type="string">
            <text:p>CS</text:p>
          </table:table-cell>
          <table:table-cell table:style-name="ce58" office:value-type="string" calcext:value-type="string">
            <text:p>block</text:p>
          </table:table-cell>
          <table:table-cell table:formula="of:=CONCATENATE(&quot;core/&quot;;LOWER([.A16]); &quot;/&quot;)" office:value-type="string" office:string-value="core/cs/" calcext:value-type="string">
            <text:p>core/cs/</text:p>
          </table:table-cell>
          <table:table-cell table:formula="of:=CONCATENATE([.A16]; &quot;.sv&quot;)" office:value-type="string" office:string-value="CS.sv" calcext:value-type="string">
            <text:p>CS.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0]" office:value-type="string" office:string-value="LOADER" calcext:value-type="string">
            <text:p>LOADER</text:p>
          </table:table-cell>
          <table:table-cell table:style-name="ce58" office:value-type="string" calcext:value-type="string">
            <text:p>block</text:p>
          </table:table-cell>
          <table:table-cell table:formula="of:=CONCATENATE(&quot;core/&quot;;LOWER([.A17]); &quot;/&quot;)" office:value-type="string" office:string-value="core/loader/" calcext:value-type="string">
            <text:p>core/loader/</text:p>
          </table:table-cell>
          <table:table-cell table:formula="of:=CONCATENATE([.A17]; &quot;.sv&quot;)" office:value-type="string" office:string-value="LOADER.sv" calcext:value-type="string">
            <text:p>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3]" office:value-type="string" office:string-value="STORE" calcext:value-type="string">
            <text:p>STORE</text:p>
          </table:table-cell>
          <table:table-cell table:style-name="ce58" office:value-type="string" calcext:value-type="string">
            <text:p>block</text:p>
          </table:table-cell>
          <table:table-cell table:formula="of:=CONCATENATE(&quot;core/&quot;;LOWER([.A18]); &quot;/&quot;)" office:value-type="string" office:string-value="core/store/" calcext:value-type="string">
            <text:p>core/store/</text:p>
          </table:table-cell>
          <table:table-cell table:formula="of:=CONCATENATE([.A18]; &quot;.sv&quot;)" office:value-type="string" office:string-value="STORE.sv" calcext:value-type="string">
            <text:p>STORE.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6]" office:value-type="string" office:string-value="REG_MNG" calcext:value-type="string">
            <text:p>REG_MNG</text:p>
          </table:table-cell>
          <table:table-cell table:style-name="ce58" office:value-type="string" calcext:value-type="string">
            <text:p>block</text:p>
          </table:table-cell>
          <table:table-cell table:formula="of:=CONCATENATE(&quot;core/&quot;;LOWER([.A19]); &quot;/&quot;)" office:value-type="string" office:string-value="core/reg_mng/" calcext:value-type="string">
            <text:p>core/reg_mng/</text:p>
          </table:table-cell>
          <table:table-cell table:formula="of:=CONCATENATE([.A19]; &quot;.sv&quot;)" office:value-type="string" office:string-value="REG_MNG.sv" calcext:value-type="string">
            <text:p>REG_MNG.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4]" office:value-type="string" office:string-value="ROB" calcext:value-type="string">
            <text:p>ROB</text:p>
          </table:table-cell>
          <table:table-cell table:style-name="ce58" office:value-type="string" calcext:value-type="string">
            <text:p>block</text:p>
          </table:table-cell>
          <table:table-cell table:formula="of:=CONCATENATE(&quot;core/&quot;;LOWER([.A20]); &quot;/&quot;)" office:value-type="string" office:string-value="core/rob/" calcext:value-type="string">
            <text:p>core/rob/</text:p>
          </table:table-cell>
          <table:table-cell table:formula="of:=CONCATENATE([.A20]; &quot;.sv&quot;)" office:value-type="string" office:string-value="ROB.sv" calcext:value-type="string">
            <text:p>ROB.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01]" office:value-type="string" office:string-value="CORE_CONTROL_FLOW" calcext:value-type="string">
            <text:p>CORE_CONTROL_FLOW</text:p>
          </table:table-cell>
          <table:table-cell table:style-name="ce58" office:value-type="string" calcext:value-type="string">
            <text:p>block</text:p>
          </table:table-cell>
          <table:table-cell table:formula="of:=CONCATENATE(&quot;core/&quot;;LOWER([.A21]); &quot;/&quot;)" office:value-type="string" office:string-value="core/core_control_flow/" calcext:value-type="string">
            <text:p>core/core_control_flow/</text:p>
          </table:table-cell>
          <table:table-cell table:formula="of:=CONCATENATE([.A21]; &quot;.sv&quot;)" office:value-type="string" office:string-value="CORE_CONTROL_FLOW.sv" calcext:value-type="string">
            <text:p>CORE_CONTROL_FLOW.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24]" office:value-type="string" office:string-value="MASTER" calcext:value-type="string">
            <text:p>MASTER</text:p>
          </table:table-cell>
          <table:table-cell table:style-name="ce58" office:value-type="string" calcext:value-type="string">
            <text:p>block</text:p>
          </table:table-cell>
          <table:table-cell table:formula="of:=CONCATENATE(&quot;core/&quot;;LOWER([.A22]); &quot;/&quot;)" office:value-type="string" office:string-value="core/master/" calcext:value-type="string">
            <text:p>core/master/</text:p>
          </table:table-cell>
          <table:table-cell table:formula="of:=CONCATENATE([.A22]; &quot;.sv&quot;)" office:value-type="string" office:string-value="MASTER.sv" calcext:value-type="string">
            <text:p>MAST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78" office:value-type="string" calcext:value-type="string">
            <text:p>INTERFACE</text:p>
          </table:table-cell>
          <table:table-cell table:style-name="ce79" office:value-type="string" calcext:value-type="string">
            <text:p>interface</text:p>
          </table:table-cell>
          <table:table-cell table:style-name="ce78" table:formula="of:=CONCATENATE(&quot;core/&quot;;LOWER([.A23]); &quot;/&quot;)" office:value-type="string" office:string-value="core/interface/" calcext:value-type="string">
            <text:p>core/interface/</text:p>
          </table:table-cell>
          <table:table-cell table:style-name="ce78" table:formula="of:=CONCATENATE([.A23]; &quot;.sv&quot;)" office:value-type="string" office:string-value="INTERFACE.sv" calcext:value-type="string">
            <text:p>INTERFACE.sv</text:p>
          </table:table-cell>
          <table:table-cell table:style-name="ce78"/>
          <table:table-cell table:style-name="ce89" table:formula="of:=CONCATENATE(&quot;../&quot;;LOWER([.$A$24]);&quot;/&quot;;[.$D$24])" office:value-type="string" office:string-value="../var/VARIABLE.sv" calcext:value-type="string">
            <text:p>../var/VARIABLE.sv</text:p>
          </table:table-cell>
          <table:table-cell table:style-name="ce78" table:number-columns-repeated="1018"/>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core/&quot;;LOWER([.A24]); &quot;/&quot;)" office:value-type="string" office:string-value="core/var/" calcext:value-type="string">
            <text:p>core/var/</text:p>
          </table:table-cell>
          <table:table-cell table:style-name="ce78" office:value-type="string" calcext:value-type="string">
            <text:p>VARIABLE.sv</text:p>
          </table:table-cell>
          <table:table-cell table:style-name="ce78" table:number-columns-repeated="1020"/>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0">00/00/0000</text:date>, <text:time style:data-style-name="N2" text:time-value="13:42:13.5739077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7-10T20:45:37.965201941</dc:date>
    <meta:editing-duration>PT22H59M35S</meta:editing-duration>
    <meta:editing-cycles>34</meta:editing-cycles>
    <meta:generator>LibreOffice/6.4.7.2$Linux_X86_64 LibreOffice_project/40$Build-2</meta:generator>
    <meta:document-statistic meta:table-count="4" meta:cell-count="1391" meta:object-count="0"/>
  </office:meta>
</office:document-meta>
</file>